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77.7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95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4.49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59.3pt" fo:break-before="auto" style:use-optimal-row-height="true"/>
    </style:style>
    <style:style style:name="ro8" style:family="table-row">
      <style:table-row-properties style:row-height="47.71pt" fo:break-before="auto" style:use-optimal-row-height="true"/>
    </style:style>
    <style:style style:name="ro9" style:family="table-row">
      <style:table-row-properties style:row-height="36.11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46.26pt" fo:break-before="auto" style:use-optimal-row-height="true"/>
    </style:style>
    <style:style style:name="ro12" style:family="table-row">
      <style:table-row-properties style:row-height="46.2pt" fo:break-before="auto" style:use-optimal-row-height="true"/>
    </style:style>
    <style:style style:name="ro13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style:rotation-align="none"/>
    </style:style>
    <style:style style:name="ce40" style:family="table-cell" style:parent-style-name="Default" style:data-style-name="N2"/>
    <style:style style:name="ce41" style:family="table-cell" style:parent-style-name="Default" style:data-style-name="N130">
      <style:table-cell-properties style:rotation-align="none"/>
    </style:style>
    <style:style style:name="ce42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30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3">
      <style:table-cell-properties fo:background-color="transparent"/>
    </style:style>
    <style:style style:name="ce54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rotation-align="none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ce38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ce45"/>
        <table:table-column table:style-name="co55" table:default-cell-style-name="ce52"/>
        <table:table-column table:style-name="co56" table:default-cell-style-name="ce52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 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 No traffic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3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onto two different streets; no divider.</text:p>
            <text:p>2-lane and 4-lane exit streets.</text:p>
          </table:table-cell>
          <table:table-cell table:style-name="ce56" office:value-type="float" office:value="2001" calcext:value-type="float">
            <text:p>200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2" calcext:value-type="float">
            <text:p>502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4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4];[.F4];[.H4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6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4:.V4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5];[.F5];[.H5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5:.V5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6];[.F6];[.H6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7];[.F7];[.H7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6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7:.V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8];[.F8];[.H8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8:.V8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4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39" table:formula="of:=AVERAGE([.D11];[.F11];[.H11])" office:value-type="float" office:value="2.93333333333333" calcext:value-type="float">
            <text:p>2.93</text:p>
          </table:table-cell>
          <table:table-cell table:style-name="ce41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7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9" table:formula="of:=AVERAGE([.D12];[.F12];[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9" table:formula="of:=AVERAGE([.D13];[.F13];[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8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9" table:formula="of:=AVERAGE([.D14];[.F14];[.H14])" office:value-type="float" office:value="3.6" calcext:value-type="float">
            <text:p>3.60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3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 exit only with divider onto 4-lane US</text:p>
            <text:p>Highway with 50-60 mph traffic.</text:p>
            <text:p>Good visibility both ways, but tough</text:p>
            <text:p>Due to merge with high speed traffic.</text:p>
          </table:table-cell>
          <table:table-cell table:style-name="ce56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1" calcext:value-type="float">
            <text:p>201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4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9" table:formula="of:=AVERAGE([.U14:.V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9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39" table:formula="of:=AVERAGE([.D15];[.F15];[.H15])" office:value-type="float" office:value="3.73333333333333" calcext:value-type="float">
            <text:p>3.73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1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7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8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39" table:formula="of:=AVERAGE([.D16];[.F16];[.H16])" office:value-type="float" office:value="3.6" calcext:value-type="float">
            <text:p>3.60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7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6:.V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39" table:formula="of:=AVERAGE([.D17];[.F17];[.H17])" office:value-type="float" office:value="4.13333333333333" calcext:value-type="float">
            <text:p>4.13</text:p>
          </table:table-cell>
          <table:table-cell table:style-name="ce41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7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7:.V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10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20];[.F20];[.H20])" office:value-type="float" office:value="1.93333333333333" calcext:value-type="float">
            <text:p>1.93</text:p>
          </table:table-cell>
          <table:table-cell table:style-name="ce42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21];[.F21];[.H21])" office:value-type="float" office:value="4.13333333333333" calcext:value-type="float">
            <text:p>4.13</text:p>
          </table:table-cell>
          <table:table-cell table:style-name="ce42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formula="of:=AVERAGE([.D22];[.F22];[.H22])" office:value-type="float" office:value="2.95" calcext:value-type="float">
            <text:p>2.95</text:p>
          </table:table-cell>
          <table:table-cell table:style-name="ce42" office:value-type="float" office:value="2" calcext:value-type="float">
            <text:p>2.0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3];[.F23];[.H23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5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3:.V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5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2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7];[.F27];[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8];[.F28];[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formula="of:=AVERAGE([.D29];[.F29];[.H29])" office:value-type="float" office:value="2.7" calcext:value-type="float">
            <text:p>2.70</text:p>
          </table:table-cell>
          <table:table-cell table:style-name="ce43" office:value-type="float" office:value="2.5" calcext:value-type="float">
            <text:p>2.5</text:p>
          </table:table-cell>
          <table:table-cell table:style-name="ce15" office:value-type="float" office:value="7" calcext:value-type="float">
            <text:p>7</text:p>
          </table:table-cell>
          <table:table-cell table:style-name="ce43" office:value-type="float" office:value="2.7" calcext:value-type="float">
            <text:p>2.7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1" office:value-type="float" office:value="2.9" calcext:value-type="float">
            <text:p>2.9</text:p>
          </table:table-cell>
          <table:table-cell table:style-name="ce53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.0</text:p>
          </table:table-cell>
          <table:table-cell table:style-name="ce53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8" office:value-type="float" office:value="1985" calcext:value-type="float">
            <text:p>198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76" calcext:value-type="float">
            <text:p>176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30];[.F30];[.H30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30:.V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2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31];[.F31];[.H3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31:.V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4"/>
          <table:table-cell table:style-name="ce17" table:number-columns-repeated="4"/>
          <table:table-cell/>
          <table:table-cell table:style-name="Default"/>
          <table:table-cell table:number-columns-repeated="6"/>
        </table:table-row>
        <table:table-row table:style-name="ro13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0" table:formula="of:=AVERAGE([.D34];[.F34];[.H34])" office:value-type="float" office:value="4" calcext:value-type="float">
            <text:p>4.00</text:p>
          </table:table-cell>
          <table:table-cell table:style-name="ce42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2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0" table:formula="of:=AVERAGE([.D35];[.F35];[.H35])" office:value-type="float" office:value="4.03333333333333" calcext:value-type="float">
            <text:p>4.03</text:p>
          </table:table-cell>
          <table:table-cell table:style-name="ce42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0" table:formula="of:=AVERAGE([.D36];[.F36];[.H36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2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6:.V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00:25:29.657782083</dc:date>
    <meta:editing-duration>P15DT8H52M1S</meta:editing-duration>
    <meta:editing-cycles>246</meta:editing-cycles>
    <meta:generator>LibreOffice/5.1.6.2$Linux_X86_64 LibreOffice_project/10m0$Build-2</meta:generator>
    <meta:document-statistic meta:table-count="5" meta:cell-count="4518" meta:object-count="0"/>
  </office:meta>
</office:document-meta>
</file>